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belRenderer.encodeEnd( FacesContext facesContext , UIComponent compon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LabelRenderer.findParent(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abelRenderer.createClassAttribute(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